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text-align="center">
        <style:tab-stops>
          <style:tab-stop style:position="4.815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language="en" fo:country="GB" fo:font-style="normal" fo:text-shadow="none" style:text-underline-style="none" fo:font-weight="bold" style:letter-kerning="true" style:font-name-asian="DejaVu Sans" style:font-size-asian="54pt" style:language-asian="ar" style:country-asian="SA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0.935cm" svg:y="1.008cm">
          <draw:text-box>
            <text:p text:style-name="P1"><text:span text:style-name="T1"/></text:p>
            <text:p text:style-name="P2"><text:span text:style-name="T2">Genesis 3: 8 – 15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3">Genesis 22: 15 – 18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3">Isaiah 9: 2 – 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3">Luke 1: 26 – 38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5"><text:span text:style-name="T3">Luke 2: 1 -7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3">Luke 2: 8 – 16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3">Matthew 2: 1-12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3">John 1: 1 – 1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impleDark2" presentation:presentation-page-layout-name="AL1T32">
        <office:forms form:automatic-focus="false" form:apply-design-mode="false"/>
        <draw:frame draw:style-name="gr1" draw:text-style-name="P7" draw:layer="layout" svg:width="26.13cm" svg:height="18.942cm" svg:x="1.008cm" svg:y="1.008cm">
          <draw:text-box>
            <text:p text:style-name="P6"><text:span text:style-name="T4">Font: 54</text:span></text:p>
            <text:p text:style-name="P6"><text:span text:style-name="T4">Colour: Yellow (no number)</text:span><text:span text:style-name="T5"> </text:span></text:p>
            <text:p text:style-name="P6"><text:span text:style-name="T5"/></text:p>
            <text:p text:style-name="P6"><text:span text:style-name="T2">Font: 54</text:span></text:p>
            <text:p text:style-name="P6"><text:span text:style-name="T2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swiss" style:font-pitch="variable" fo:font-size="9pt" fo:language="en" fo:country="GB" style:font-name-asian="Segoe UI" style:font-family-asian="'Segoe UI'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3M20S</meta:editing-duration>
    <meta:editing-cycles>60</meta:editing-cycles>
    <meta:generator>LibreOffice/6.0.6.2$Linux_X86_64 LibreOffice_project/00m0$Build-2</meta:generator>
    <dc:date>2018-12-15T10:24:33.437773914</dc:date>
    <meta:document-statistic meta:object-count="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